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shadow="none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12.012cm"/>
    </style:style>
    <style:style style:name="Table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000000" fo:border-right="none" fo:border-top="0.05pt double #000000" fo:border-bottom="0.05pt double #000000"/>
    </style:style>
    <style:style style:name="Table1.C1" style:family="table-cell">
      <style:table-cell-properties style:vertical-align="middle" style:border-line-width="0cm 0.004cm 0.002cm" fo:padding="0.049cm" fo:border="0.05pt double #000000"/>
    </style:style>
    <style:style style:name="Table1.A2" style:family="table-cell">
      <style:table-cell-properties style:vertical-align="middle" style:border-line-width-left="0cm 0.004cm 0.002cm" style:border-line-width-bottom="0cm 0.004cm 0.002cm" fo:padding="0.049cm" fo:border-left="0.05pt double #000000" fo:border-right="none" fo:border-top="none" fo:border-bottom="0.05pt double #000000"/>
    </style:style>
    <style:style style:name="Table1.C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000000" fo:border-right="0.05pt double #000000" fo:border-top="none" fo:border-bottom="0.05pt double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Heading_20_3">
      <style:text-properties officeooo:rsid="001bc55e" officeooo:paragraph-rsid="001e7676"/>
    </style:style>
    <style:style style:name="P2" style:family="paragraph" style:parent-style-name="Standard">
      <style:text-properties officeooo:rsid="0015f035" officeooo:paragraph-rsid="0015f035"/>
    </style:style>
    <style:style style:name="P3" style:family="paragraph" style:parent-style-name="Standard">
      <style:text-properties officeooo:paragraph-rsid="001bbd89"/>
    </style:style>
    <style:style style:name="P4" style:family="paragraph" style:parent-style-name="Standard">
      <style:text-properties officeooo:rsid="001bc55e" officeooo:paragraph-rsid="001bc55e"/>
    </style:style>
    <style:style style:name="P5" style:family="paragraph" style:parent-style-name="Standard">
      <style:text-properties officeooo:paragraph-rsid="001bc55e"/>
    </style:style>
    <style:style style:name="P6" style:family="paragraph" style:parent-style-name="Standard">
      <style:text-properties officeooo:rsid="001e7676" officeooo:paragraph-rsid="001e7676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rsid="001bc55e" officeooo:paragraph-rsid="001bc55e"/>
    </style:style>
    <style:style style:name="P9" style:family="paragraph" style:parent-style-name="Text_20_body">
      <style:text-properties officeooo:rsid="001bc55e" officeooo:paragraph-rsid="001e7676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rsid="00235882" officeooo:paragraph-rsid="00235882" style:font-weight-asian="bold" style:font-weight-complex="bold"/>
    </style:style>
    <style:style style:name="P12" style:family="paragraph" style:parent-style-name="Text_20_body">
      <style:text-properties style:font-name="Liberation Serif" officeooo:rsid="00235882" officeooo:paragraph-rsid="00235882"/>
    </style:style>
    <style:style style:name="P13" style:family="paragraph" style:parent-style-name="Text_20_body">
      <style:text-properties officeooo:rsid="00245d02" officeooo:paragraph-rsid="00245d02"/>
    </style:style>
    <style:style style:name="P14" style:family="paragraph" style:parent-style-name="Text_20_body">
      <style:text-properties officeooo:rsid="00245d02" officeooo:paragraph-rsid="0025de08"/>
    </style:style>
    <style:style style:name="P15" style:family="paragraph" style:parent-style-name="Text_20_body">
      <style:paragraph-properties fo:text-align="justify" style:justify-single-word="false" style:writing-mode="lr-tb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Preformatted_20_Text">
      <style:text-properties officeooo:rsid="001bc55e" officeooo:paragraph-rsid="001bc55e"/>
    </style:style>
    <style:style style:name="P18" style:family="paragraph" style:parent-style-name="Preformatted_20_Text">
      <style:text-properties fo:font-weight="bold" officeooo:rsid="001bc55e" officeooo:paragraph-rsid="001bc55e" style:font-weight-asian="bold" style:font-weight-complex="bold"/>
    </style:style>
    <style:style style:name="P19" style:family="paragraph" style:parent-style-name="Preformatted_20_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P20" style:family="paragraph" style:parent-style-name="Preformatted_20_Text">
      <style:paragraph-properties fo:margin-top="0cm" fo:margin-bottom="0.499cm" loext:contextual-spacing="false"/>
    </style:style>
    <style:style style:name="P21" style:family="paragraph" style:parent-style-name="Preformatted_20_Text">
      <style:paragraph-properties fo:margin-top="0cm" fo:margin-bottom="0.499cm" loext:contextual-spacing="false" style:writing-mode="lr-tb"/>
    </style:style>
    <style:style style:name="P22" style:family="paragraph" style:parent-style-name="Preformatted_20_Text">
      <style:paragraph-properties fo:margin-top="0cm" fo:margin-bottom="0.499cm" loext:contextual-spacing="false" fo:line-height="100%" style:writing-mode="lr-tb"/>
    </style:style>
    <style:style style:name="P23" style:family="paragraph" style:parent-style-name="Table_20_Contents">
      <style:text-properties fo:font-size="2pt" style:font-size-asian="2pt" style:font-size-complex="2pt"/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38c3" style:font-weight-asian="bold" style:font-weight-complex="bold"/>
    </style:style>
    <style:style style:name="T3" style:family="text">
      <style:text-properties fo:font-weight="bold" officeooo:rsid="001bc55e" style:font-weight-asian="bold" style:font-weight-complex="bold"/>
    </style:style>
    <style:style style:name="T4" style:family="text">
      <style:text-properties fo:font-weight="bold" officeooo:rsid="0025de08" style:font-weight-asian="bold" style:font-weight-complex="bold"/>
    </style:style>
    <style:style style:name="T5" style:family="text">
      <style:text-properties officeooo:rsid="001bbd89"/>
    </style:style>
    <style:style style:name="T6" style:family="text">
      <style:text-properties officeooo:rsid="001bc55e"/>
    </style:style>
    <style:style style:name="T7" style:family="text">
      <style:text-properties officeooo:rsid="001e7676"/>
    </style:style>
    <style:style style:name="T8" style:family="text">
      <style:text-properties officeooo:rsid="001e8f3d"/>
    </style:style>
    <style:style style:name="T9" style:family="text">
      <style:text-properties officeooo:rsid="002271cb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officeooo:rsid="00235882" style:font-size-asian="12pt" style:font-size-complex="12pt"/>
    </style:style>
    <style:style style:name="T1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3" style:family="text">
      <style:text-properties officeooo:rsid="0025de08"/>
    </style:style>
    <style:style style:name="T14" style:family="text">
      <style:text-properties officeooo:rsid="0027849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stall tensorflow-lite on Penny whistle <text:s/>&amp; Piccolo platform</text:p>
      <text:h text:style-name="Heading_20_2" text:outline-level="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_Toc109_2587861468" text:style-name="Index_20_Link" text:visited-style-name="Index_20_Link">Objective:<text:tab/>2</text:a></text:p>
          <text:p text:style-name="P16"><text:a xlink:type="simple" xlink:href="#__RefHeading___Toc111_2587861468" text:style-name="Index_20_Link" text:visited-style-name="Index_20_Link">TensorFlow Lite interpreter<text:tab/>2</text:a></text:p>
          <text:p text:style-name="P16"><text:a xlink:type="simple" xlink:href="#__RefHeading___Toc113_2587861468" text:style-name="Index_20_Link" text:visited-style-name="Index_20_Link">Install just the TensorFlow Lite interpreter<text:tab/>2</text:a></text:p>
          <text:p text:style-name="P16"><text:a xlink:type="simple" xlink:href="#__RefHeading___Toc116_2587861468" text:style-name="Index_20_Link" text:visited-style-name="Index_20_Link">Download &amp; Install TensorFlow Lite interpreter:<text:tab/>3</text:a></text:p>
          <text:p text:style-name="P16"><text:a xlink:type="simple" xlink:href="#__RefHeading___Toc121_2587861468" text:style-name="Index_20_Link" text:visited-style-name="Index_20_Link">Run an inference using tflite_runtime<text:tab/>3</text:a></text:p>
          <text:p text:style-name="P24"><text:a xlink:type="simple" xlink:href="#__RefHeading___Toc125_2587861468" text:style-name="Index_20_Link" text:visited-style-name="Index_20_Link">Step 1 / Change 1:<text:tab/>3</text:a></text:p>
          <text:p text:style-name="P24"><text:a xlink:type="simple" xlink:href="#__RefHeading___Toc127_2587861468" text:style-name="Index_20_Link" text:visited-style-name="Index_20_Link">Step 2 / Change 2:<text:tab/>3</text:a></text:p>
          <text:p text:style-name="P16"><text:a xlink:type="simple" xlink:href="#__RefHeading___Toc129_2587861468" text:style-name="Index_20_Link" text:visited-style-name="Index_20_Link">label_image.py:<text:tab/>4</text:a></text:p>
          <text:p text:style-name="P24"><text:a xlink:type="simple" xlink:href="#__RefHeading___Toc131_2587861468" text:style-name="Index_20_Link" text:visited-style-name="Index_20_Link">Step 1: label_image.py<text:tab/>4</text:a></text:p>
          <text:p text:style-name="P24"><text:a xlink:type="simple" xlink:href="#__RefHeading___Toc133_2587861468" text:style-name="Index_20_Link" text:visited-style-name="Index_20_Link">Step 2: Download sample model and image<text:tab/>4</text:a></text:p>
          <text:p text:style-name="P16"><text:a xlink:type="simple" xlink:href="#__RefHeading___Toc135_2587861468" text:style-name="Index_20_Link" text:visited-style-name="Index_20_Link">Run the sample<text:tab/>5</text:a></text:p>
          <text:p text:style-name="P24"><text:a xlink:type="simple" xlink:href="#__RefHeading___Toc146_2587861468" text:style-name="Index_20_Link" text:visited-style-name="Index_20_Link">Yocto /Poky Image:<text:tab/>5</text:a></text:p>
          <text:p text:style-name="P24"><text:a xlink:type="simple" xlink:href="#__RefHeading___Toc148_2587861468" text:style-name="Index_20_Link" text:visited-style-name="Index_20_Link">Piccolo device:<text:tab/>6</text:a></text:p>
          <text:p text:style-name="P24"><text:a xlink:type="simple" xlink:href="#__RefHeading___Toc150_2587861468" text:style-name="Index_20_Link" text:visited-style-name="Index_20_Link">Penny Whistel device:<text:tab/>6</text:a></text:p>
        </text:index-body>
      </text:table-of-content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2" text:outline-level="2"><text:bookmark-start text:name="__RefHeading___Toc109_2587861468"/>Objective:<text:bookmark-end text:name="__RefHeading___Toc109_2587861468"/></text:h>
      <text:p text:style-name="Text_20_body"><text:span text:style-name="T1">Install tensorflow-lite</text:span> on Penny whistle <text:s/>&amp; Piccolo platform</text:p>
      <text:p text:style-name="P2"/>
      <text:h text:style-name="Heading_20_2" text:outline-level="2"><text:bookmark text:name="tensorflow_lite_interpreter"/><text:bookmark-start text:name="__RefHeading___Toc111_2587861468"/>TensorFlow Lite interpreter<text:bookmark-end text:name="__RefHeading___Toc111_2587861468"/></text:h>
      <text:p text:style-name="P7">The TensorFlow Lite interpreter is a library that takes a model file, executes the operations it defines on input data, and provides access to the output.</text:p>
      <text:p text:style-name="P7">The interpreter works across multiple platforms and provides a simple API for running TensorFlow Lite models from Java, Swift, Objective-C, C++, and Python.</text:p>
      <text:p text:style-name="P2"><text:a xlink:type="simple" xlink:href="https://www.tensorflow.org/lite/guide/get_started" text:style-name="Internet_20_link" text:visited-style-name="Visited_20_Internet_20_Link">https://www.tensorflow.org/lite/guide/get_started</text:a></text:p>
      <text:p text:style-name="P2"/>
      <text:p text:style-name="P2"><text:a xlink:type="simple" xlink:href="https://www.tensorflow.org/lite/guide/python" text:style-name="Internet_20_link" text:visited-style-name="Visited_20_Internet_20_Link">https://www.tensorflow.org/lite/guide/python</text:a></text:p>
      <text:p text:style-name="P2"/>
      <text:p text:style-name="P2"/>
      <text:h text:style-name="Heading_20_2" text:outline-level="2"><text:bookmark text:name="install_just_the_tensorflow_lite_interpreter"/><text:bookmark-start text:name="__RefHeading___Toc113_2587861468"/>Install just the TensorFlow Lite interpreter<text:bookmark-end text:name="__RefHeading___Toc113_2587861468"/></text:h>
      <text:p text:style-name="P7">To quickly run TensorFlow Lite models with Python, you can install just the TensorFlow Lite interpreter, instead of all TensorFlow packages.</text:p>
      <text:p text:style-name="P7"/>
      <text:p text:style-name="P15">This interpreter-only package is a fraction the size of the full TensorFlow package and includes the bare minimum code required to run inferences with TensorFlow Lite—it includes only the <text:a xlink:type="simple" xlink:href="https://www.tensorflow.org/api_docs/python/tf/lite/Interpreter" text:style-name="Internet_20_link" text:visited-style-name="Visited_20_Internet_20_Link"><text:span text:style-name="Source_20_Text">tf.lite.Interpreter</text:span></text:a> Python class. This small package is ideal when all you want to do is execute <text:span text:style-name="Source_20_Text">.tflite</text:span> models and avoid wasting disk space with the large TensorFlow library.</text:p>
      <text:p text:style-name="P15"/>
      <text:p text:style-name="P15">To install, run <text:span text:style-name="Source_20_Text">pip3 install</text:span> and pass it the appropriate Python wheel URL from the following table.</text:p>
      <text:p text:style-name="Text_20_body">For example, if you have <text:span text:style-name="T2">Piccoclo / Penny Whistle </text:span><text:s/>that's running <text:s/><text:span text:style-name="T1">Python 3.7</text:span>, install the Python wheel as follows: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latform</text:p>
          </table:table-cell>
          <table:table-cell table:style-name="Table1.A1" office:value-type="string">
            <text:p text:style-name="Table_20_Heading">Python</text:p>
          </table:table-cell>
          <table:table-cell table:style-name="Table1.C1" office:value-type="string">
            <text:p text:style-name="Table_20_Heading">URL</text:p>
          </table:table-cell>
        </table:table-row>
        <table:table-row>
          <table:table-cell table:style-name="Table1.A2" table:number-rows-spanned="3" office:value-type="string">
            <text:p text:style-name="Table_20_Contents">Linux (ARM 32)</text:p>
          </table:table-cell>
          <table:table-cell table:style-name="Table1.A2" office:value-type="string">
            <text:p text:style-name="Table_20_Contents">3.5</text:p>
          </table:table-cell>
          <table:table-cell table:style-name="Table1.C2" office:value-type="string">
            <text:p text:style-name="Table_20_Contents"><text:a xlink:type="simple" xlink:href="https://dl.google.com/coral/python/tflite_runtime-2.1.0.post1-cp35-cp35m-linux_armv7l.whl" text:style-name="Internet_20_link" text:visited-style-name="Visited_20_Internet_20_Link">https://dl.google.com/coral/python/tflite_runtime-2.1.0.post1-cp35-cp35m-linux_armv7l.whl</text:a></text:p>
          </table:table-cell>
        </table:table-row>
        <table:table-row>
          <table:covered-table-cell/>
          <table:table-cell table:style-name="Table1.A2" office:value-type="string">
            <text:p text:style-name="Table_20_Contents">3.6</text:p>
          </table:table-cell>
          <table:table-cell table:style-name="Table1.C2" office:value-type="string">
            <text:p text:style-name="Table_20_Contents"><text:a xlink:type="simple" xlink:href="https://dl.google.com/coral/python/tflite_runtime-2.1.0.post1-cp36-cp36m-linux_armv7l.whl" text:style-name="Internet_20_link" text:visited-style-name="Visited_20_Internet_20_Link">https://dl.google.com/coral/python/tflite_runtime-2.1.0.post1-cp36-cp36m-linux_armv7l.whl</text:a></text:p>
          </table:table-cell>
        </table:table-row>
        <table:table-row>
          <table:covered-table-cell/>
          <table:table-cell table:style-name="Table1.A2" office:value-type="string">
            <text:p text:style-name="Table_20_Contents">3.7</text:p>
          </table:table-cell>
          <table:table-cell table:style-name="Table1.C2" office:value-type="string">
            <text:p text:style-name="Table_20_Contents"><text:a xlink:type="simple" xlink:href="https://dl.google.com/coral/python/tflite_runtime-2.1.0.post1-cp37-cp37m-linux_armv7l.whl" text:style-name="Internet_20_link" text:visited-style-name="Visited_20_Internet_20_Link">https://dl.google.com/coral/python/tflite_runtime-2.1.0.post1-cp37-cp37m-linux_armv7l.whl</text:a></text:p>
          </table:table-cell>
        </table:table-row>
      </table:table>
      <text:p text:style-name="P15"/>
      <text:p text:style-name="P15"><text:soft-page-break/></text:p>
      <text:p text:style-name="P15"/>
      <text:h text:style-name="Heading_20_2" text:outline-level="2"><text:bookmark-start text:name="__RefHeading___Toc116_2587861468"/>Download <text:span text:style-name="T6">&amp; Install </text:span>TensorFlow Lite interpreter:<text:bookmark-end text:name="__RefHeading___Toc116_2587861468"/></text:h>
      <text:p text:style-name="P3"><text:span text:style-name="T5">wget </text:span><text:a xlink:type="simple" xlink:href="https://dl.google.com/coral/python/tflite_runtime-2.1.0.post1-cp37-cp37m-win_amd64.whl" text:style-name="Internet_20_link" text:visited-style-name="Visited_20_Internet_20_Link">https://dl.google.com/coral/python/tflite_runtime-2.1.0.post1-cp37-cp37m-win_amd64.whl</text:a></text:p>
      <text:p text:style-name="P3"/>
      <text:p text:style-name="P3">tflite_runtime-2.1.0.post1-cp37-cp37m-linux_armv7l.whl</text:p>
      <text:p text:style-name="P3"/>
      <text:p text:style-name="P5"><text:span text:style-name="T6">copy this file ( </text:span><text:span text:style-name="T3">tflite_runtime-2.1.0.post1-cp37-cp37m-linux_armv7l.whl</text:span><text:span text:style-name="T6">) to piccoclo device / penny whistle device , install with the following command</text:span></text:p>
      <text:p text:style-name="P4"/>
      <text:p text:style-name="P18">pip3 install ./tflite_runtime-2.1.0.post1-cp37-cp37m-linux_armv7l.whl</text:p>
      <text:p text:style-name="P4"/>
      <text:p text:style-name="P4"/>
      <text:h text:style-name="Heading_20_2" text:outline-level="2"><text:bookmark text:name="run_an_inference_using_tflite_runtime"/><text:bookmark-start text:name="__RefHeading___Toc121_2587861468"/>Run an inference using tflite_runtime<text:bookmark-end text:name="__RefHeading___Toc121_2587861468"/></text:h>
      <text:p text:style-name="P4"/>
      <text:p text:style-name="P8">To distinguish this interpreter-only package from the full TensorFlow package (allowing both to be installed, if you choose), the Python module provided in the above wheel is named <text:span text:style-name="Source_20_Text">tflite_runtime</text:span>.</text:p>
      <text:p text:style-name="P15">So instead of importing <text:span text:style-name="Source_20_Text">Interpreter</text:span> from the <text:span text:style-name="Source_20_Text">tensorflow</text:span> module, you need to import it from <text:span text:style-name="Source_20_Text">tflite_runtime</text:span>.</text:p>
      <text:p text:style-name="P15">For example, after you install the package above, copy and run the <text:a xlink:type="simple" xlink:href="https://github.com/tensorflow/tensorflow/tree/master/tensorflow/lite/examples/python/" text:style-name="Internet_20_link" text:visited-style-name="Visited_20_Internet_20_Link"><text:span text:style-name="Source_20_Text">label_image.py</text:span></text:a> file. It will (probably) fail because you don't have the <text:span text:style-name="Source_20_Text">tensorflow</text:span> library installed. To fix it, edit this line of the file:</text:p>
      <text:p text:style-name="P4"/>
      <text:h text:style-name="Heading_20_3" text:outline-level="3"><text:bookmark-start text:name="__RefHeading___Toc125_2587861468"/>Step 1 / Change 1:<text:bookmark-end text:name="__RefHeading___Toc125_2587861468"/></text:h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<text:span text:style-name="Source_20_Text">import tensorflow as tf</text:span></text:p>
          </table:table-cell>
        </table:table-row>
      </table:table>
      <text:p text:style-name="P17"><text:span text:style-name="Source_20_Text"/></text:p>
      <text:p text:style-name="Text_20_body"/>
      <text:p text:style-name="Text_20_body">So it instead reads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2"><text:span text:style-name="Source_20_Text">import tflite_runtime.interpreter as tflite</text:span></text:p>
          </table:table-cell>
        </table:table-row>
      </table:table>
      <text:p text:style-name="P4"/>
      <text:h text:style-name="P1" text:outline-level="3"><text:bookmark-start text:name="__RefHeading___Toc127_2587861468"/>Step <text:span text:style-name="T7">2</text:span> / Change <text:span text:style-name="T7">2</text:span>:<text:bookmark-end text:name="__RefHeading___Toc127_2587861468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21"><text:span text:style-name="Source_20_Text">interpreter = tf.lite.Interpreter(model_path=args.model_file)</text:span></text:p>
          </table:table-cell>
        </table:table-row>
      </table:table>
      <text:p text:style-name="P9"/>
      <text:p text:style-name="P9">So it <text:span text:style-name="T8">instead</text:span> reads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1"><text:span text:style-name="Source_20_Text">interpreter = tflite.Interpreter(model_path=args.model_file)</text:span><text:soft-page-break/></text:p>
          </table:table-cell>
        </table:table-row>
      </table:table>
      <text:p text:style-name="P9"/>
      <text:p text:style-name="P9"/>
      <text:p text:style-name="P9">Now run <text:span text:style-name="Source_20_Text"><text:span text:style-name="T1">label_image.py</text:span></text:span> again. That's it! You're now executing TensorFlow Lite models.</text:p>
      <text:p text:style-name="P9"/>
      <text:p text:style-name="P9"/>
      <text:h text:style-name="Heading_20_2" text:outline-level="2"><text:bookmark-start text:name="__RefHeading___Toc129_2587861468"/>label_image.py:<text:bookmark-end text:name="__RefHeading___Toc129_2587861468"/></text:h>
      <text:p text:style-name="P9"><text:a xlink:type="simple" xlink:href="https://github.com/tensorflow/tensorflow/tree/master/tensorflow/lite/examples/python/" text:style-name="Internet_20_link" text:visited-style-name="Visited_20_Internet_20_Link">https://github.com/tensorflow/tensorflow/tree/master/tensorflow/lite/examples/python/</text:a></text:p>
      <text:p text:style-name="P9"/>
      <text:h text:style-name="Heading_20_3" text:outline-level="3"><text:bookmark-start text:name="__RefHeading___Toc131_2587861468"/><text:span text:style-name="T9">S</text:span>tep 1: <text:s/><text:span text:style-name="T9">label_image.py</text:span><text:bookmark-end text:name="__RefHeading___Toc131_2587861468"/></text:h>
      <text:p text:style-name="Text_20_body"/>
      <text:h text:style-name="Heading_20_3" text:outline-level="3"><text:bookmark-start text:name="__RefHeading___Toc133_2587861468"/>Step 2: Download sample model and image<text:bookmark-end text:name="__RefHeading___Toc133_2587861468"/></text:h>
      <text:p text:style-name="P7">You can use any compatible model, but the following MobileNet v1 model offers a good demonstration of a model trained to recognize 1,000 different objects.</text:p>
      <text:p text:style-name="Text_20_body"><text:span text:style-name="Source_20_Text"><text:span text:style-name="T12"># Get photo</text:span></text:span></text:p>
      <text:p text:style-name="Text_20_body"><text:span text:style-name="Source_20_Text"><text:span text:style-name="T11">wget </text:span></text:span><text:span text:style-name="Source_20_Text"><text:span text:style-name="T10">https://raw.githubusercontent.com/tensorflow/tensorflow/master/tensorflow/lite/examples/label_image/testdata/grace_hopper.bmp </text:span></text:span></text:p>
      <text:p text:style-name="Text_20_body"><text:span text:style-name="Source_20_Text"><text:span text:style-name="T10"/></text:span></text:p>
      <text:p text:style-name="Text_20_body"><text:span text:style-name="Source_20_Text"><text:span text:style-name="T12"># Get model</text:span></text:span></text:p>
      <text:p text:style-name="Text_20_body"><text:span text:style-name="Source_20_Text"><text:span text:style-name="T11">wget </text:span></text:span><text:span text:style-name="Source_20_Text"><text:span text:style-name="T10">https://storage.googleapis.com/download.tensorflow.org/models/mobilenet_v1_2018_02_22/mobilenet_v1_1.0_224.tgz </text:span></text:span></text:p>
      <text:p text:style-name="Text_20_body"><text:span text:style-name="Source_20_Text"><text:span text:style-name="T10"/></text:span></text:p>
      <text:p text:style-name="Text_20_body"><text:span text:style-name="Source_20_Text"><text:span text:style-name="T12"># Get labels</text:span></text:span></text:p>
      <text:p text:style-name="Text_20_body"><text:span text:style-name="Source_20_Text"><text:span text:style-name="T11">wget </text:span></text:span><text:span text:style-name="Source_20_Text"><text:span text:style-name="T10">https://storage.googleapis.com/download.tensorflow.org/models/mobilenet_v1_1.0_224_frozen.tgz <text:s/></text:span>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<text:span text:style-name="T1">/media/samsungQVO2TB/alexvatti/jadak/April_23/tensorflow-lite</text:span></text:span></text:p>
      <text:p text:style-name="Preformatted_20_Text"><text:span text:style-name="Source_20_Text"/></text:p>
      <text:p text:style-name="Preformatted_20_Text"><text:span text:style-name="Source_20_Text"><text:span text:style-name="T10">alexvatti@SYR-DEEPLEARN2:</text:span></text:span><text:span text:style-name="Source_20_Text"><text:span text:style-name="T12">/media/samsungQVO2TB/alexvatti/jadak/April_23/tensorflow-lite</text:span></text:span><text:span text:style-name="Source_20_Text"><text:span text:style-name="T10">$ </text:span></text:span><text:span text:style-name="Source_20_Text"><text:span text:style-name="T12">tree -L <text:s/>3</text:span></text:span></text:p>
      <text:p text:style-name="Preformatted_20_Text"><text:span text:style-name="Source_20_Text"><text:span text:style-name="T10">.</text:span></text:span></text:p>
      <text:p text:style-name="Preformatted_20_Text"><text:span text:style-name="Source_20_Text"><text:span text:style-name="T10">├── </text:span></text:span><text:span text:style-name="Source_20_Text"><text:span text:style-name="T12">grace_hopper.bmp</text:span></text:span></text:p>
      <text:p text:style-name="Preformatted_20_Text"><text:span text:style-name="Source_20_Text"><text:span text:style-name="T10">├── </text:span></text:span><text:span text:style-name="Source_20_Text"><text:span text:style-name="T12">label_image.py</text:span></text:span></text:p>
      <text:p text:style-name="Preformatted_20_Text"><text:span text:style-name="Source_20_Text"><text:span text:style-name="T10">├── mobilenet_v1_1.0_224</text:span></text:span></text:p>
      <text:p text:style-name="Preformatted_20_Text"><text:span text:style-name="Source_20_Text"><text:span text:style-name="T10">│   ├── mobilenet_v1_1.0_224.ckpt.data-00000-of-00001</text:span></text:span></text:p>
      <text:p text:style-name="Preformatted_20_Text"><text:soft-page-break/><text:span text:style-name="Source_20_Text"><text:span text:style-name="T10">│   ├── mobilenet_v1_1.0_224.ckpt.index</text:span></text:span></text:p>
      <text:p text:style-name="Preformatted_20_Text"><text:span text:style-name="Source_20_Text"><text:span text:style-name="T10">│   ├── mobilenet_v1_1.0_224.ckpt.meta</text:span></text:span></text:p>
      <text:p text:style-name="Preformatted_20_Text"><text:span text:style-name="Source_20_Text"><text:span text:style-name="T10">│   ├── mobilenet_v1_1.0_224_info.txt</text:span></text:span></text:p>
      <text:p text:style-name="Preformatted_20_Text"><text:span text:style-name="Source_20_Text"><text:span text:style-name="T10">│   └── </text:span></text:span><text:span text:style-name="Source_20_Text"><text:span text:style-name="T12">mobilenet_v1_1.0_224.tflite</text:span></text:span></text:p>
      <text:p text:style-name="Preformatted_20_Text"><text:span text:style-name="Source_20_Text"><text:span text:style-name="T10">├── mobilenet_v1_1.0_224_frozen</text:span></text:span></text:p>
      <text:p text:style-name="Preformatted_20_Text"><text:span text:style-name="Source_20_Text"><text:span text:style-name="T10">│   └── mobilenet_v1_1.0_224</text:span></text:span></text:p>
      <text:p text:style-name="Preformatted_20_Text"><text:span text:style-name="Source_20_Text"><text:span text:style-name="T10">│   <text:s text:c="4"/>├── frozen_graph.pb</text:span></text:span></text:p>
      <text:p text:style-name="Preformatted_20_Text"><text:span text:style-name="Source_20_Text"><text:span text:style-name="T10">│   <text:s text:c="4"/>├── </text:span></text:span><text:span text:style-name="Source_20_Text"><text:span text:style-name="T12">labels.txt</text:span></text:span></text:p>
      <text:p text:style-name="Preformatted_20_Text"><text:span text:style-name="Source_20_Text"><text:span text:style-name="T10">│   <text:s text:c="4"/>└── quantized_graph.pb</text:span></text:span></text:p>
      <text:p text:style-name="Preformatted_20_Text"><text:span text:style-name="Source_20_Text"><text:span text:style-name="T10">├── mobilenet_v1_1.0_224_frozen.tgz</text:span></text:span></text:p>
      <text:p text:style-name="Preformatted_20_Text"><text:span text:style-name="Source_20_Text"><text:span text:style-name="T10">├── mobilenet_v1_1.0_224.tgz</text:span></text:span></text:p>
      <text:p text:style-name="Preformatted_20_Text"><text:span text:style-name="Source_20_Text"><text:span text:style-name="T10">└── tflite_runtime-2.1.0.post1-cp37-cp37m-win_amd64.whl</text:span></text:span></text:p>
      <text:p text:style-name="Preformatted_20_Text"><text:span text:style-name="Source_20_Text"><text:span text:style-name="T10"/></text:span></text:p>
      <text:p text:style-name="Preformatted_20_Text"><text:span text:style-name="Source_20_Text"><text:span text:style-name="T10">3 directories, 13 files</text:span></text:span></text:p>
      <text:h text:style-name="Heading_20_2" text:outline-level="2"><text:bookmark-start text:name="__RefHeading___Toc135_2587861468"/>Run the sample<text:bookmark-end text:name="__RefHeading___Toc135_2587861468"/></text:h>
      <text:p text:style-name="Preformatted_20_Text"><text:span text:style-name="Source_20_Text">python3 label_image.py \</text:span></text:p>
      <text:p text:style-name="Preformatted_20_Text"><text:span text:style-name="Source_20_Text"><text:s text:c="2"/>--model_file ./mobilenet_v1_1.0_224.tflite \</text:span></text:p>
      <text:p text:style-name="Preformatted_20_Text"><text:span text:style-name="Source_20_Text"><text:s text:c="2"/>--label_file ./labels.txt \</text:span></text:p>
      <text:p text:style-name="P20"><text:span text:style-name="Source_20_Text"><text:s text:c="2"/>--image ./grace_hopper.bmp</text:span></text:p>
      <text:p text:style-name="P10">You should see results like this:</text:p>
      <text:p text:style-name="Preformatted_20_Text"><text:span text:style-name="Source_20_Text"><text:span text:style-name="T10">0.728693: military uniform</text:span></text:span></text:p>
      <text:p text:style-name="Preformatted_20_Text"><text:span text:style-name="Source_20_Text"><text:span text:style-name="T10">0.116163: Windsor tie</text:span></text:span></text:p>
      <text:p text:style-name="Preformatted_20_Text"><text:span text:style-name="Source_20_Text"><text:span text:style-name="T10">0.035517: bow tie</text:span></text:span></text:p>
      <text:p text:style-name="Preformatted_20_Text"><text:span text:style-name="Source_20_Text"><text:span text:style-name="T10">0.014874: mortarboard</text:span></text:span></text:p>
      <text:p text:style-name="P20"><text:span text:style-name="Source_20_Text"><text:span text:style-name="T10">0.011758: bolo tie</text:span></text:span></text:p>
      <text:p text:style-name="P20"><text:span text:style-name="Source_20_Text"><text:span text:style-name="T10"/></text:span></text:p>
      <text:p text:style-name="P11">Our Results:</text:p>
      <text:p text:style-name="P12">0.792127: 653:military uniform</text:p>
      <text:p text:style-name="P12">0.084584: 907:Windsor tie</text:p>
      <text:p text:style-name="P12">0.021034: 458:bow tie, bow-tie, bowtie</text:p>
      <text:p text:style-name="P12">0.009951: 668:mortarboard</text:p>
      <text:p text:style-name="P12">0.007782: 514:cornet, horn, trumpet, trump</text:p>
      <text:p text:style-name="Text_20_body"/>
      <text:p text:style-name="Text_20_body"/>
      <text:h text:style-name="Heading_20_3" text:outline-level="3"><text:bookmark-start text:name="__RefHeading___Toc146_2587861468"/>Yocto /Pok<text:span text:style-name="T14">y </text:span>Image:<text:bookmark-end text:name="__RefHeading___Toc146_2587861468"/></text:h>
      <text:p text:style-name="P13"/>
      <text:h text:style-name="Heading_20_3" text:outline-level="3"><text:bookmark-start text:name="__RefHeading___Toc148_2587861468"/><text:soft-page-break/>Piccolo device:<text:bookmark-end text:name="__RefHeading___Toc148_2587861468"/></text:h>
      <text:p text:style-name="P13">/media/samsungQVO2TB/alexvatti/jadak/April_23/test_build_piccolo/JADAK-Piccolo.YoctoPiccolo/build/tmp/deploy/images/jadak-piccolo/core-image-minimal-jadak-piccolo—20200426062341.mender <text:s/><text:span text:style-name="T13">on </text:span><text:span text:style-name="T4">Build Machine [172.28.149.86]</text:span></text:p>
      <text:p text:style-name="P13"/>
      <text:h text:style-name="Heading_20_3" text:outline-level="3"><text:bookmark-start text:name="__RefHeading___Toc150_2587861468"/>Penny Whistel device:<text:bookmark-end text:name="__RefHeading___Toc150_2587861468"/></text:h>
      <text:p text:style-name="Text_20_body">/media/samsungQVO2TB/alexvatti/jadak/April_23/test_build_pennywhistle/JADAK-Piccolo.YoctoPiccolo/build/tmp/deploy/images/jadak-pennywhistle/core-image-minimal-jadak-pennywhistle--20200426101503.mender </text:p>
      <text:p text:style-name="P14"><text:span text:style-name="T13">on </text:span><text:span text:style-name="T4">Build Machine [172.28.149.86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5:46:34.697611110</meta:creation-date>
    <dc:date>2020-04-26T17:32:21.707110152</dc:date>
    <meta:editing-duration>PT1H45M39S</meta:editing-duration>
    <meta:editing-cycles>22</meta:editing-cycles>
    <meta:generator>LibreOffice/6.0.7.3$Linux_X86_64 LibreOffice_project/00m0$Build-3</meta:generator>
    <meta:document-statistic meta:table-count="5" meta:image-count="0" meta:object-count="0" meta:page-count="6" meta:paragraph-count="110" meta:word-count="613" meta:character-count="5679" meta:non-whitespace-character-count="5134"/>
  </office:meta>
</office:document-meta>
</file>